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F" svg:font-family="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420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List_20_Paragraph" style:list-style-name="WW8Num1"/>
    <style:style style:name="P9" style:family="paragraph" style:parent-style-name="List_20_Paragraph" style:list-style-name="WW8Num3">
      <style:text-properties fo:font-weight="bold" style:font-weight-asian="bold" style:font-weight-complex="bold"/>
    </style:style>
    <style:style style:name="P10" style:family="paragraph" style:parent-style-name="List_20_Paragraph" style:list-style-name="WW8Num3"/>
    <style:style style:name="P11" style:family="paragraph" style:parent-style-name="List_20_Paragraph" style:list-style-name="WW8Num4">
      <style:text-properties fo:color="#ff420e"/>
    </style:style>
    <style:style style:name="P12" style:family="paragraph" style:parent-style-name="List_20_Paragraph" style:list-style-name="WW8Num4">
      <style:text-properties fo:color="#000000"/>
    </style:style>
    <style:style style:name="P13" style:family="paragraph" style:parent-style-name="List_20_Paragraph" style:list-style-name="WW8Num4">
      <style:text-properties fo:color="#000000" fo:font-weight="bold" style:font-weight-asian="bold" style:font-weight-complex="bold"/>
    </style:style>
    <style:style style:name="P14" style:family="paragraph" style:parent-style-name="List_20_Paragraph" style:list-style-name="WW8Num2">
      <style:paragraph-properties fo:background-color="#ffff99">
        <style:background-image/>
      </style:paragraph-properties>
    </style:style>
    <style:style style:name="P15" style:family="paragraph" style:parent-style-name="List_20_Paragraph" style:list-style-name="WW8Num2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vite individuals to event screen</text:p>
      <text:list xml:id="list4915169612433895959" text:style-name="WW8Num1">
        <text:list-item>
          <text:p text:style-name="P8">When user clicks on the cell</text:p>
          <text:list>
            <text:list-item>
              <text:p text:style-name="P8">It should send user to the individual’s portfolio</text:p>
            </text:list-item>
          </text:list>
        </text:list-item>
        <text:list-item>
          <text:p text:style-name="P8">Currently, nothing happens</text:p>
        </text:list-item>
      </text:list>
      <text:p text:style-name="Standard"/>
      <text:p text:style-name="P1">1.When My Thought is blank, user should not be able to delete thought</text:p>
      <text:p text:style-name="Standard"/>
      <text:p text:style-name="P5">When two users checked the box to work again for each other, send the notification to inform both users</text:p>
      <text:list xml:id="list537584022636317767" text:style-name="WW8Num2">
        <text:list-item>
          <text:p text:style-name="P14"><text:span text:style-name="T1">“Both you and username have indicated . Invite username to an event now?”</text:span></text:p>
        </text:list-item>
        <text:list-item>
          <text:p text:style-name="P15">When clicked</text:p>
          <text:list>
            <text:list-item>
              <text:p text:style-name="P15">Show list of events to invite user to</text:p>
              <text:list>
                <text:list-item>
                  <text:p text:style-name="P15">Note that the user inviting also has to sign up for the event</text:p>
                </text:list-item>
              </text:list>
            </text:list-item>
          </text:list>
        </text:list-item>
      </text:list>
      <text:p text:style-name="Standard"/>
      <text:p text:style-name="P2">When user A is viewing user B’s portfolio, if B has not filled up my thoughts, do not show the empty box</text:p>
      <text:p text:style-name="Standard"/>
      <text:p text:style-name="Standard">Work again</text:p>
      <text:list xml:id="list5540128374603221300" text:style-name="WW8Num3">
        <text:list-item>
          <text:p text:style-name="P10">When two individuals, including in the role of organiser, checks the work again checkbox for each other in appraise, a notification should be sent to both individuals to prompt them to invite the other individual to an event</text:p>
        </text:list-item>
      </text:list>
      <text:p text:style-name="Standard"/>
      <text:p text:style-name="P1">2.Map</text:p>
      <text:list xml:id="list29597464" text:continue-numbering="true" text:style-name="WW8Num3">
        <text:list-item>
          <text:p text:style-name="P9">In both Today’s events and upcoming events, map function does not work most of the time</text:p>
        </text:list-item>
        <text:list-item>
          <text:p text:style-name="P9">It either shows my current location or a blank screen</text:p>
        </text:list-item>
      </text:list>
      <text:p text:style-name="Standard"/>
      <text:p text:style-name="P2">Today’s event details</text:p>
      <text:list xml:id="list514503858358041659" text:style-name="WW8Num4">
        <text:list-item>
          <text:p text:style-name="P11">Images uploaded are shown as uploaded by the organiser even though they are uploaded by participants</text:p>
        </text:list-item>
      </text:list>
      <text:p text:style-name="P6"/>
      <text:p text:style-name="P2">After an image/video is uploaded to Today’s event detail, user should be sent to Today’s event detail. Currently, it is not. And it is wrong.</text:p>
      <text:p text:style-name="Standard"/>
      <text:p text:style-name="Standard">Users should be able to delete My Thoughts, Appraisal, and images/videos uploaded both within and after the 7 days</text:p>
      <text:p text:style-name="Standard"/>
      <text:p text:style-name="P1">3.When user uploads images/videos to Completed Event Detail for the first time, the image/video does not appear when user is sent back to Completed Event Detail screen. Only when user exits and goes back to the Completed Event Detail screen does the image/video appear. This is wrong. The image/video should appear immediately right after user is sent back to the Completed Event Detail screen</text:p>
      <text:p text:style-name="Standard"/>
      <text:p text:style-name="Standard">Image/video in completed event detail is placed in this oversized box. Please enlarge the image/video size and fit the box to the image/video</text:p>
      <text:p text:style-name="Standard"/>
      <text:p text:style-name="Standard"><text:soft-page-break/></text:p>
      <text:p text:style-name="P2"><text:bookmark text:name="_GoBack"/>In Completed Event Detail</text:p>
      <text:list xml:id="list29607430" text:continue-numbering="true" text:style-name="WW8Num4">
        <text:list-item>
          <text:p text:style-name="P11">Show number of Appraisals in the format: Appraisal (2)</text:p>
        </text:list-item>
      </text:list>
      <text:p text:style-name="P2"/>
      <text:p text:style-name="P4">4.Work again listing</text:p>
      <text:list xml:id="list29596950" text:continue-numbering="true" text:style-name="WW8Num4">
        <text:list-item>
          <text:p text:style-name="P13">When click on any cell</text:p>
          <text:list>
            <text:list-item>
              <text:p text:style-name="P13">User should be sent to the profile clicked</text:p>
            </text:list-item>
          </text:list>
        </text:list-item>
      </text:list>
      <text:p text:style-name="Standard"/>
      <text:p text:style-name="P3">In Appraisal List</text:p>
      <text:list xml:id="list29589332" text:continue-numbering="true" text:style-name="WW8Num4">
        <text:list-item>
          <text:p text:style-name="P12">There is this button with three dots. Sometimes it appears sometimes it doesn’t. What does it do actually?</text:p>
        </text:list-item>
        <text:list-item>
          <text:p text:style-name="P11">Currently, user is not able to tell that there are comments to each appraisal</text:p>
          <text:list>
            <text:list-item>
              <text:p text:style-name="P11">Do you have a suggestion on what can be done?</text:p>
            </text:list-item>
            <text:list-item>
              <text:p text:style-name="P11">Otherwise, we will just add a line stating the number of comments below the line showing the time appraisal was given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F" svg:font-family="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orphans="2" fo:widows="2" fo:hyphenation-ladder-count="no-limit" fo:text-indent="0in" style:auto-text-indent="false" style:writing-mode="lr-tb"/>
      <style:text-properties style:use-window-font-color="true" style:font-name="Cambria" fo:font-size="12pt" fo:language="en" fo:country="US" style:font-name-asian="SimSun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list-style-name="">
      <style:paragraph-properties fo:margin-left="0.5in" fo:margin-right="0in" fo:text-indent="0in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hiqi Ou</meta:initial-creator>
    <meta:creation-date>2016-05-26T06:40:00</meta:creation-date>
    <dc:creator>Gaurav Sharma</dc:creator>
    <dc:date>2016-06-01T09:41:55.91</dc:date>
    <meta:editing-cycles>3</meta:editing-cycles>
    <meta:editing-duration>PT2M5S</meta:editing-duration>
    <meta:document-statistic meta:table-count="0" meta:image-count="0" meta:object-count="0" meta:page-count="2" meta:paragraph-count="32" meta:word-count="443" meta:character-count="2428"/>
    <meta:generator>OpenOffice/4.1.2$Win32 OpenOffice.org_project/412m3$Build-9782</meta:gener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